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str" table:style-name="ta1">
        <table:shapes>
          <draw:frame draw:z-index="0" draw:style-name="gr1" draw:text-style-name="P1" svg:width="453.51pt" svg:height="255.09pt" svg:x="217.42pt" svg:y="16.38pt">
            <draw:object draw:notify-on-update-of-ranges="'data-str'.A1:'data-str'.A1 'data-str'.A2:'data-str'.A11 'data-str'.B1:'data-str'.B1 'data-str'.B2:'data-str'.B11 'data-str'.C1:'data-str'.C1 'data-str'.C2:'data-str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32" calcext:value-type="float">
            <text:p>1.932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44" calcext:value-type="float">
            <text:p>2.54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14" calcext:value-type="float">
            <text:p>2.114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4" calcext:value-type="float">
            <text:p>2.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92" calcext:value-type="float">
            <text:p>2.892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26" calcext:value-type="float">
            <text:p>3.52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975" calcext:value-type="float">
            <text:p>3.9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352" calcext:value-type="float">
            <text:p>4.352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.766" calcext:value-type="float">
            <text:p>4.766</text:p>
          </table:table-cell>
          <table:table-cell office:value-type="float" office:value="0.187" calcext:value-type="float">
            <text:p>0.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09:37:07.946482118</dc:date>
    <meta:editing-duration>PT1M10S</meta:editing-duration>
    <meta:editing-cycles>1</meta:editing-cycles>
    <meta:document-statistic meta:table-count="1" meta:cell-count="33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'data-str'.A1:'data-str'.C11" chart:data-source-has-labels="both" svg:x="0.32cm" svg:y="0.18cm" svg:width="12.746cm" svg:height="8.64cm">
          <chartooo:coordinate-region svg:x="0.849cm" svg:y="0.379cm" svg:width="11.686cm" svg:height="7.794cm"/>
          <chart:axis chart:dimension="x" chart:name="primary-x" chart:style-name="ch4" chartooo:axis-type="auto">
            <chartooo:date-scale/>
            <chart:categories table:cell-range-address="'data-str'.A2:'data-str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-str'.B2:'data-str'.B11" chart:label-cell-address="'data-str'.B1:'data-str'.B1" chart:class="chart:line">
            <chart:data-point chart:repeated="10"/>
          </chart:series>
          <chart:series chart:style-name="ch7" chart:values-cell-range-address="'data-str'.C2:'data-str'.C11" chart:label-cell-address="'data-str'.C1:'data-str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'data-str'.B1:'data-str'.B1</svg:desc>
                </draw:g>
              </table:table-cell>
              <table:table-cell office:value-type="string">
                <text:p>Binary</text:p>
                <draw:g>
                  <svg:desc>'data-str'.C1:'data-str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data-str'.A2:'data-str'.A11</svg:desc>
                </draw:g>
              </table:table-cell>
              <table:table-cell office:value-type="float" office:value="1.425">
                <text:p>1.425</text:p>
                <draw:g>
                  <svg:desc>'data-str'.B2:'data-str'.B11</svg:desc>
                </draw:g>
              </table:table-cell>
              <table:table-cell office:value-type="float" office:value="0.248">
                <text:p>0.248</text:p>
                <draw:g>
                  <svg:desc>'data-str'.C2:'data-str'.C11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932">
                <text:p>1.93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544">
                <text:p>2.54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114">
                <text:p>2.11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4">
                <text:p>2.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892">
                <text:p>2.89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.526">
                <text:p>3.526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.975">
                <text:p>3.9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.352">
                <text:p>4.35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766">
                <text:p>4.766</text:p>
              </table:table-cell>
              <table:table-cell office:value-type="float" office:value="0.187">
                <text:p>0.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